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981cm"/>
    </style:style>
    <style:style style:name="Tableau1.B" style:family="table-column">
      <style:table-column-properties style:column-width="4.214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9.694cm"/>
    </style:style>
    <style:style style:name="Tableau1.E" style:family="table-column">
      <style:table-column-properties style:column-width="7.1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17802b" officeooo:paragraph-rsid="0217802b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dd2d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text-properties fo:color="#000000" loext:opacity="10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07909e8" officeooo:paragraph-rsid="022fee6e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07909e8" officeooo:paragraph-rsid="022da907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21d4147" officeooo:paragraph-rsid="021d4147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21d4147" officeooo:paragraph-rsid="0238351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21f4c9c" officeooo:paragraph-rsid="021f4c9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220a934" officeooo:paragraph-rsid="0220a934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fo:color="#18a303" loext:opacity="100%" style:font-name="Liberation Serif" fo:font-size="11pt" fo:language="fr" fo:country="FR" fo:font-style="normal" fo:font-weight="bold" officeooo:rsid="0220a934" officeooo:paragraph-rsid="023ac5d2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fo:color="#000000" loext:opacity="100%" style:font-name="Liberation Serif" fo:font-size="11pt" fo:language="fr" fo:country="FR" fo:font-style="normal" fo:font-weight="normal" officeooo:rsid="023740dd" officeooo:paragraph-rsid="023740d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18a303" loext:opacity="100%" style:font-name="Liberation Serif" fo:font-size="11pt" fo:language="fr" fo:country="FR" fo:font-style="normal" fo:font-weight="bold" officeooo:rsid="018d8272" officeooo:paragraph-rsid="018d8272" fo:background-color="transparent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18a303" loext:opacity="100%" style:font-name="Liberation Serif" fo:font-size="11pt" fo:language="fr" fo:country="FR" fo:font-style="normal" fo:font-weight="bold" officeooo:rsid="018d8272" officeooo:paragraph-rsid="014db189" fo:background-color="transparent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able_20_Contents">
      <style:text-properties fo:color="#18a303" loext:opacity="100%" style:font-name="Liberation Serif" fo:font-size="11pt" fo:language="fr" fo:country="FR" fo:font-style="normal" fo:font-weight="bold" officeooo:rsid="02187c83" officeooo:paragraph-rsid="02187c83" fo:background-color="transparent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Table_20_Contents">
      <style:text-properties fo:color="#18a303" loext:opacity="100%" style:font-name="Liberation Serif" fo:font-size="11pt" fo:language="fr" fo:country="FR" fo:font-style="normal" fo:font-weight="bold" officeooo:rsid="02162ca2" officeooo:paragraph-rsid="02162ca2" fo:background-color="transparent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1c7c63" officeooo:paragraph-rsid="0223a011" fo:background-color="transparent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40347" officeooo:paragraph-rsid="0231c311" fo:background-color="transparent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40347" officeooo:paragraph-rsid="023d8d90" fo:background-color="transparent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6a95c" officeooo:paragraph-rsid="022c7a40" fo:background-color="transparent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6a95c" officeooo:paragraph-rsid="022da907" fo:background-color="transparent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6a95c" officeooo:paragraph-rsid="022e0841" fo:background-color="transparent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18a303" loext:opacity="100%" style:font-name="Liberation Serif" fo:font-size="11pt" fo:language="fr" fo:country="FR" fo:font-style="normal" fo:font-weight="bold" officeooo:rsid="01f89511" officeooo:paragraph-rsid="01f89511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1d6ded" officeooo:paragraph-rsid="0231c311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1d6ded" officeooo:paragraph-rsid="021d6ded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8a303" loext:opacity="100%" style:font-name="Liberation Serif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18a303" loext:opacity="100%" style:font-name="Liberation Serif" fo:font-size="11pt" fo:language="fr" fo:country="FR" fo:font-style="normal" fo:font-weight="bold" officeooo:rsid="0220a934" officeooo:paragraph-rsid="0231c311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1pt" fo:language="fr" fo:country="FR" fo:font-style="normal" fo:font-weight="normal" officeooo:rsid="023740dd" officeooo:paragraph-rsid="023740d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1a9d3b"/>
    </style:style>
    <style:style style:name="T2" style:family="text">
      <style:text-properties officeooo:rsid="021c7c63"/>
    </style:style>
    <style:style style:name="T3" style:family="text">
      <style:text-properties officeooo:rsid="021d6ded"/>
    </style:style>
    <style:style style:name="T4" style:family="text">
      <style:text-properties officeooo:rsid="02227a7e"/>
    </style:style>
    <style:style style:name="T5" style:family="text">
      <style:text-properties officeooo:rsid="02285c89"/>
    </style:style>
    <style:style style:name="T6" style:family="text">
      <style:text-properties officeooo:rsid="022af5fa"/>
    </style:style>
    <style:style style:name="T7" style:family="text">
      <style:text-properties officeooo:rsid="022cf7b5"/>
    </style:style>
    <style:style style:name="T8" style:family="text">
      <style:text-properties officeooo:rsid="0231c311"/>
    </style:style>
    <style:style style:name="T9" style:family="text">
      <style:text-properties officeooo:rsid="02327100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2327100"/>
    </style:style>
    <style:style style:name="T12" style:family="text">
      <style:text-properties fo:color="#c9211e" loext:opacity="100%" officeooo:rsid="0231c311"/>
    </style:style>
    <style:style style:name="T13" style:family="text">
      <style:text-properties fo:color="#c9211e" loext:opacity="100%" officeooo:rsid="0233a85d"/>
    </style:style>
    <style:style style:name="T14" style:family="text">
      <style:text-properties fo:color="#c9211e" loext:opacity="100%" officeooo:rsid="02347570"/>
    </style:style>
    <style:style style:name="T15" style:family="text">
      <style:text-properties officeooo:rsid="0233a85d"/>
    </style:style>
    <style:style style:name="T16" style:family="text">
      <style:text-properties officeooo:rsid="023767fd"/>
    </style:style>
    <style:style style:name="T17" style:family="text">
      <style:text-properties officeooo:rsid="0237c9ed"/>
    </style:style>
    <style:style style:name="T18" style:family="text">
      <style:text-properties officeooo:rsid="0238351d"/>
    </style:style>
    <style:style style:name="T19" style:family="text">
      <style:text-properties officeooo:rsid="0220a934"/>
    </style:style>
    <style:style style:name="T20" style:family="text">
      <style:text-properties officeooo:rsid="02385472"/>
    </style:style>
    <style:style style:name="T21" style:family="text">
      <style:text-properties officeooo:rsid="02397ba0"/>
    </style:style>
    <style:style style:name="T22" style:family="text">
      <style:text-properties officeooo:rsid="023ac5d2"/>
    </style:style>
    <style:style style:name="T23" style:family="text">
      <style:text-properties officeooo:rsid="023b93de"/>
    </style:style>
    <style:style style:name="T24" style:family="text">
      <style:text-properties officeooo:rsid="023d8d90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7619481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8">Date &amp; heure début</text:p>
          </table:table-cell>
          <table:table-cell table:style-name="Tableau1.A1" office:value-type="string">
            <text:p text:style-name="P8">Date &amp; heure fin</text:p>
          </table:table-cell>
          <table:table-cell table:style-name="Tableau1.A1" office:value-type="string">
            <text:p text:style-name="P6">Désignations</text:p>
          </table:table-cell>
          <table:table-cell table:style-name="Tableau1.E1" office:value-type="string">
            <text:p text:style-name="P7">Remarques</text:p>
          </table:table-cell>
        </table:table-row>
        <table:table-row table:style-name="Tableau1.2"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31">20220822 07:00</text:p>
          </table:table-cell>
          <table:table-cell table:style-name="Tableau1.A2" office:value-type="string">
            <text:p text:style-name="P31">20220825 <text:span text:style-name="T2">08</text:span>:<text:span text:style-name="T2">2</text:span>0</text:p>
          </table:table-cell>
          <table:table-cell table:style-name="Tableau1.A2" office:value-type="string">
            <text:p text:style-name="P32">Préparation <text:span text:style-name="T1">Fiche de renseignement <text:s/></text:span><text:span text:style-name="T18">Lycée (SEQ01)</text:span></text:p>
            <text:p text:style-name="P32">→ 011-Fiche de renseignement</text:p>
          </table:table-cell>
          <table:table-cell table:style-name="Tableau1.E2" office:value-type="string">
            <text:p text:style-name="P33">A imprimer au Lycée: <text:span text:style-name="T9">( </text:span><text:span text:style-name="T11">135 ex.</text:span><text:span text:style-name="T9">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9">2</text:p>
          </table:table-cell>
          <table:table-cell table:style-name="Tableau1.B3" office:value-type="string">
            <text:p text:style-name="P23">20220822 07:00</text:p>
          </table:table-cell>
          <table:table-cell table:style-name="Tableau1.C3" office:value-type="string">
            <text:p text:style-name="P23">20220825 <text:span text:style-name="T3">08</text:span>:<text:span text:style-name="T3">3</text:span>0</text:p>
          </table:table-cell>
          <table:table-cell table:style-name="Tableau1.D3" office:value-type="string">
            <text:p text:style-name="P23">Préparation Première NSI Spécialité <text:span text:style-name="T18">(SEQ01)</text:span></text:p>
            <text:p text:style-name="P24">→ 13011-SEQ-Le système binaire</text:p>
            <text:p text:style-name="P23">→ 1301<text:span text:style-name="T23">2</text:span>-<text:span text:style-name="T23">CRS</text:span>-Le système binaire</text:p>
          </table:table-cell>
          <table:table-cell table:style-name="Tableau1.E3" office:value-type="string">
            <text:p text:style-name="P40">A imprimer au Lycée:</text:p>
            <text:p text:style-name="P40">→ <text:span text:style-name="T20">Professeur ( 1 ex. )</text:span></text:p>
            <text:p text:style-name="P34">→ 1NSI-SPE ( 23 <text:span text:style-name="T5">élèves)</text:span></text:p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42">3</text:p>
          </table:table-cell>
          <table:table-cell table:style-name="Tableau1.B4" office:value-type="string">
            <text:p text:style-name="P25">20220822 07:00</text:p>
          </table:table-cell>
          <table:table-cell table:style-name="Tableau1.C4" office:value-type="string">
            <text:p text:style-name="P25">20220825 10 :<text:span text:style-name="T4">20</text:span></text:p>
          </table:table-cell>
          <table:table-cell table:style-name="Tableau1.D4" office:value-type="string">
            <text:p text:style-name="P26">Préparation <text:span text:style-name="T20">Première MATHS Spécialité </text:span><text:span text:style-name="T21">(</text:span><text:span text:style-name="T20">SEQ01)</text:span></text:p>
            <text:p text:style-name="P27">→ 12011-SEQ-Fonctions polynôme du second degré</text:p>
            <text:p text:style-name="P26">→ 12011-<text:span text:style-name="T24">CRS</text:span>-Fonctions polynôme du second degré</text:p>
            <text:p text:style-name="P26">→ 12011-<text:span text:style-name="T24">EXE</text:span>-Fonctions polynôme du second degré</text:p>
          </table:table-cell>
          <table:table-cell table:style-name="Tableau1.E4" office:value-type="string">
            <text:p text:style-name="P43">A imprimer au Lycée: </text:p>
            <text:p text:style-name="P43">→ <text:span text:style-name="T22">Professeur ( 1 ex. )</text:span></text:p>
            <text:p text:style-name="P35">→ 1<text:span text:style-name="T24">MATHS</text:span>-SPE ( 2<text:span text:style-name="T24">6</text:span> <text:span text:style-name="T5">élèves)</text:span></text:p>
            <text:p text:style-name="P35">→ 1<text:span text:style-name="T24">MATHS</text:span>-SPE ( 2<text:span text:style-name="T24">6</text:span> <text:span text:style-name="T5">élèves)</text:span></text:p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ÉPARATION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1:53:34.562780422</dc:date>
    <meta:editing-duration>P3DT20H24M9S</meta:editing-duration>
    <meta:editing-cycles>821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2" meta:word-count="116" meta:character-count="709" meta:non-whitespace-character-count="623"/>
  </office:meta>
</office:document-meta>
</file>